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3569" officeooo:paragraph-rsid="001635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tillas Cards CodePen</text:p>
      <text:p text:style-name="Standard"/>
      <text:p text:style-name="Standard"><text:a xlink:type="simple" xlink:href="https://codepen.io/hexagoncircle/pen/XWbWKwL" text:style-name="Internet_20_link" text:visited-style-name="Visited_20_Internet_20_Link">https://codepen.io/hexagoncircle/pen/XWbWKwL</text:a> </text:p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s://codepen.io/drehimself/pen/QNXpyp" text:style-name="Internet_20_link" text:visited-style-name="Visited_20_Internet_20_Link">https://codepen.io/drehimself/pen/QNXpyp</text:a></text:p>
      <text:p text:style-name="Standard"/>
      <text:p text:style-name="Standard"><text:a xlink:type="simple" xlink:href="https://codepen.io/anatravas/pen/qqbBeJ" text:style-name="Internet_20_link" text:visited-style-name="Visited_20_Internet_20_Link">https://codepen.io/anatravas/pen/qqbBeJ</text:a></text:p>
      <text:p text:style-name="Standard"/>
      <text:p text:style-name="Standard"><text:a xlink:type="simple" xlink:href="https://codepen.io/andymerskin/pen/XNMWvQ" text:style-name="Internet_20_link" text:visited-style-name="Visited_20_Internet_20_Link">https://codepen.io/andymerskin/pen/XNMWvQ</text:a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8:41:45.773221844</meta:creation-date>
    <dc:date>2020-11-25T18:43:18.050710127</dc:date>
    <meta:editing-duration>PT1M35S</meta:editing-duration>
    <meta:editing-cycles>1</meta:editing-cycles>
    <meta:document-statistic meta:table-count="0" meta:image-count="0" meta:object-count="0" meta:page-count="1" meta:paragraph-count="5" meta:word-count="7" meta:character-count="189" meta:non-whitespace-character-count="186"/>
    <meta:generator>LibreOffice/6.4.5.2$Linux_X86_64 LibreOffice_project/40$Build-2</meta:generator>
  </office:meta>
</office:document-meta>
</file>